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1.269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GDT M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Kernel stack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string" calcext:value-type="string">
            <text:p>Kernel stack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Kernel stack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Kernel stack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Kernel stack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Kernel stack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Kernel stack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Kernel stack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Kernel stack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string" calcext:value-type="string">
            <text:p>Kernel stack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61]+1" office:value-type="float" office:value="160" calcext:value-type="float">
            <text:p>160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62]+1" office:value-type="float" office:value="161" calcext:value-type="float">
            <text:p>161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63]+1" office:value-type="float" office:value="162" calcext:value-type="float">
            <text:p>162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64]+1" office:value-type="float" office:value="163" calcext:value-type="float">
            <text:p>163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65]+1" office:value-type="float" office:value="164" calcext:value-type="float">
            <text:p>164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66]+1" office:value-type="float" office:value="165" calcext:value-type="float">
            <text:p>165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67]+1" office:value-type="float" office:value="166" calcext:value-type="float">
            <text:p>166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68]+1" office:value-type="float" office:value="167" calcext:value-type="float">
            <text:p>167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69]+1" office:value-type="float" office:value="168" calcext:value-type="float">
            <text:p>168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70]+1" office:value-type="float" office:value="169" calcext:value-type="float">
            <text:p>169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71]+1" office:value-type="float" office:value="170" calcext:value-type="float">
            <text:p>170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72]+1" office:value-type="float" office:value="171" calcext:value-type="float">
            <text:p>171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73]+1" office:value-type="float" office:value="172" calcext:value-type="float">
            <text:p>172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74]+1" office:value-type="float" office:value="173" calcext:value-type="float">
            <text:p>173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75]+1" office:value-type="float" office:value="174" calcext:value-type="float">
            <text:p>174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76]+1" office:value-type="float" office:value="175" calcext:value-type="float">
            <text:p>175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77]+1" office:value-type="float" office:value="176" calcext:value-type="float">
            <text:p>176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78]+1" office:value-type="float" office:value="177" calcext:value-type="float">
            <text:p>177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79]+1" office:value-type="float" office:value="178" calcext:value-type="float">
            <text:p>178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80]+1" office:value-type="float" office:value="179" calcext:value-type="float">
            <text:p>179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81]+1" office:value-type="float" office:value="180" calcext:value-type="float">
            <text:p>180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82]+1" office:value-type="float" office:value="181" calcext:value-type="float">
            <text:p>181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83]+1" office:value-type="float" office:value="182" calcext:value-type="float">
            <text:p>182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84]+1" office:value-type="float" office:value="183" calcext:value-type="float">
            <text:p>183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85]+1" office:value-type="float" office:value="184" calcext:value-type="float">
            <text:p>184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86]+1" office:value-type="float" office:value="185" calcext:value-type="float">
            <text:p>185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87]+1" office:value-type="float" office:value="186" calcext:value-type="float">
            <text:p>186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88]+1" office:value-type="float" office:value="187" calcext:value-type="float">
            <text:p>187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89]+1" office:value-type="float" office:value="188" calcext:value-type="float">
            <text:p>188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90]+1" office:value-type="float" office:value="189" calcext:value-type="float">
            <text:p>189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91]+1" office:value-type="float" office:value="190" calcext:value-type="float">
            <text:p>190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92]+1" office:value-type="float" office:value="191" calcext:value-type="float">
            <text:p>191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93]+1" office:value-type="float" office:value="192" calcext:value-type="float">
            <text:p>19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94]+1" office:value-type="float" office:value="193" calcext:value-type="float">
            <text:p>19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95]+1" office:value-type="float" office:value="194" calcext:value-type="float">
            <text:p>19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96]+1" office:value-type="float" office:value="195" calcext:value-type="float">
            <text:p>19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97]+1" office:value-type="float" office:value="196" calcext:value-type="float">
            <text:p>196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98]+1" office:value-type="float" office:value="197" calcext:value-type="float">
            <text:p>197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99]+1" office:value-type="float" office:value="198" calcext:value-type="float">
            <text:p>198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00]+1" office:value-type="float" office:value="199" calcext:value-type="float">
            <text:p>199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01]+1" office:value-type="float" office:value="200" calcext:value-type="float">
            <text:p>200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02]+1" office:value-type="float" office:value="201" calcext:value-type="float">
            <text:p>201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03]+1" office:value-type="float" office:value="202" calcext:value-type="float">
            <text:p>20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04]+1" office:value-type="float" office:value="203" calcext:value-type="float">
            <text:p>20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05]+1" office:value-type="float" office:value="204" calcext:value-type="float">
            <text:p>20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06]+1" office:value-type="float" office:value="205" calcext:value-type="float">
            <text:p>20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07]+1" office:value-type="float" office:value="206" calcext:value-type="float">
            <text:p>206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08]+1" office:value-type="float" office:value="207" calcext:value-type="float">
            <text:p>207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09]+1" office:value-type="float" office:value="208" calcext:value-type="float">
            <text:p>208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10]+1" office:value-type="float" office:value="209" calcext:value-type="float">
            <text:p>209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11]+1" office:value-type="float" office:value="210" calcext:value-type="float">
            <text:p>210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12]+1" office:value-type="float" office:value="211" calcext:value-type="float">
            <text:p>211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13]+1" office:value-type="float" office:value="212" calcext:value-type="float">
            <text:p>21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14]+1" office:value-type="float" office:value="213" calcext:value-type="float">
            <text:p>21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15]+1" office:value-type="float" office:value="214" calcext:value-type="float">
            <text:p>21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16]+1" office:value-type="float" office:value="215" calcext:value-type="float">
            <text:p>21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17]+1" office:value-type="float" office:value="216" calcext:value-type="float">
            <text:p>216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18]+1" office:value-type="float" office:value="217" calcext:value-type="float">
            <text:p>217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19]+1" office:value-type="float" office:value="218" calcext:value-type="float">
            <text:p>218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20]+1" office:value-type="float" office:value="219" calcext:value-type="float">
            <text:p>219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21]+1" office:value-type="float" office:value="220" calcext:value-type="float">
            <text:p>220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22]+1" office:value-type="float" office:value="221" calcext:value-type="float">
            <text:p>221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23]+1" office:value-type="float" office:value="222" calcext:value-type="float">
            <text:p>22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24]+1" office:value-type="float" office:value="223" calcext:value-type="float">
            <text:p>22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25]+1" office:value-type="float" office:value="224" calcext:value-type="float">
            <text:p>22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26]+1" office:value-type="float" office:value="225" calcext:value-type="float">
            <text:p>22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27]+1" office:value-type="float" office:value="226" calcext:value-type="float">
            <text:p>226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28]+1" office:value-type="float" office:value="227" calcext:value-type="float">
            <text:p>227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29]+1" office:value-type="float" office:value="228" calcext:value-type="float">
            <text:p>228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30]+1" office:value-type="float" office:value="229" calcext:value-type="float">
            <text:p>229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31]+1" office:value-type="float" office:value="230" calcext:value-type="float">
            <text:p>230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32]+1" office:value-type="float" office:value="231" calcext:value-type="float">
            <text:p>231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33]+1" office:value-type="float" office:value="232" calcext:value-type="float">
            <text:p>23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34]+1" office:value-type="float" office:value="233" calcext:value-type="float">
            <text:p>23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35]+1" office:value-type="float" office:value="234" calcext:value-type="float">
            <text:p>23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36]+1" office:value-type="float" office:value="235" calcext:value-type="float">
            <text:p>23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37]+1" office:value-type="float" office:value="236" calcext:value-type="float">
            <text:p>236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38]+1" office:value-type="float" office:value="237" calcext:value-type="float">
            <text:p>237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39]+1" office:value-type="float" office:value="238" calcext:value-type="float">
            <text:p>238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40]+1" office:value-type="float" office:value="239" calcext:value-type="float">
            <text:p>239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41]+1" office:value-type="float" office:value="240" calcext:value-type="float">
            <text:p>240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42]+1" office:value-type="float" office:value="241" calcext:value-type="float">
            <text:p>241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43]+1" office:value-type="float" office:value="242" calcext:value-type="float">
            <text:p>24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44]+1" office:value-type="float" office:value="243" calcext:value-type="float">
            <text:p>24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45]+1" office:value-type="float" office:value="244" calcext:value-type="float">
            <text:p>24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46]+1" office:value-type="float" office:value="245" calcext:value-type="float">
            <text:p>24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47]+1" office:value-type="float" office:value="246" calcext:value-type="float">
            <text:p>246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48]+1" office:value-type="float" office:value="247" calcext:value-type="float">
            <text:p>247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49]+1" office:value-type="float" office:value="248" calcext:value-type="float">
            <text:p>248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50]+1" office:value-type="float" office:value="249" calcext:value-type="float">
            <text:p>249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51]+1" office:value-type="float" office:value="250" calcext:value-type="float">
            <text:p>250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52]+1" office:value-type="float" office:value="251" calcext:value-type="float">
            <text:p>251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53]+1" office:value-type="float" office:value="252" calcext:value-type="float">
            <text:p>25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54]+1" office:value-type="float" office:value="253" calcext:value-type="float">
            <text:p>25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55]+1" office:value-type="float" office:value="254" calcext:value-type="float">
            <text:p>25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56]+1" office:value-type="float" office:value="255" calcext:value-type="float">
            <text:p>25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57]+1" office:value-type="float" office:value="256" calcext:value-type="float">
            <text:p>256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58]+1" office:value-type="float" office:value="257" calcext:value-type="float">
            <text:p>257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59]+1" office:value-type="float" office:value="258" calcext:value-type="float">
            <text:p>258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60]+1" office:value-type="float" office:value="259" calcext:value-type="float">
            <text:p>259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61]+1" office:value-type="float" office:value="260" calcext:value-type="float">
            <text:p>260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62]+1" office:value-type="float" office:value="261" calcext:value-type="float">
            <text:p>261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63]+1" office:value-type="float" office:value="262" calcext:value-type="float">
            <text:p>262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64]+1" office:value-type="float" office:value="263" calcext:value-type="float">
            <text:p>263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65]+1" office:value-type="float" office:value="264" calcext:value-type="float">
            <text:p>264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66]+1" office:value-type="float" office:value="265" calcext:value-type="float">
            <text:p>265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67]+1" office:value-type="float" office:value="266" calcext:value-type="float">
            <text:p>266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68]+1" office:value-type="float" office:value="267" calcext:value-type="float">
            <text:p>267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69]+1" office:value-type="float" office:value="268" calcext:value-type="float">
            <text:p>268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70]+1" office:value-type="float" office:value="269" calcext:value-type="float">
            <text:p>269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71]+1" office:value-type="float" office:value="270" calcext:value-type="float">
            <text:p>270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72]+1" office:value-type="float" office:value="271" calcext:value-type="float">
            <text:p>271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73]+1" office:value-type="float" office:value="272" calcext:value-type="float">
            <text:p>272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74]+1" office:value-type="float" office:value="273" calcext:value-type="float">
            <text:p>273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75]+1" office:value-type="float" office:value="274" calcext:value-type="float">
            <text:p>274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76]+1" office:value-type="float" office:value="275" calcext:value-type="float">
            <text:p>275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77]+1" office:value-type="float" office:value="276" calcext:value-type="float">
            <text:p>276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78]+1" office:value-type="float" office:value="277" calcext:value-type="float">
            <text:p>277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79]+1" office:value-type="float" office:value="278" calcext:value-type="float">
            <text:p>278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80]+1" office:value-type="float" office:value="279" calcext:value-type="float">
            <text:p>279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81]+1" office:value-type="float" office:value="280" calcext:value-type="float">
            <text:p>280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82]+1" office:value-type="float" office:value="281" calcext:value-type="float">
            <text:p>281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83]+1" office:value-type="float" office:value="282" calcext:value-type="float">
            <text:p>282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84]+1" office:value-type="float" office:value="283" calcext:value-type="float">
            <text:p>283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85]+1" office:value-type="float" office:value="284" calcext:value-type="float">
            <text:p>284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86]+1" office:value-type="float" office:value="285" calcext:value-type="float">
            <text:p>285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87]+1" office:value-type="float" office:value="286" calcext:value-type="float">
            <text:p>286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88]+1" office:value-type="float" office:value="287" calcext:value-type="float">
            <text:p>287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89]+1" office:value-type="float" office:value="288" calcext:value-type="float">
            <text:p>288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90]+1" office:value-type="float" office:value="289" calcext:value-type="float">
            <text:p>289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91]+1" office:value-type="float" office:value="290" calcext:value-type="float">
            <text:p>290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92]+1" office:value-type="float" office:value="291" calcext:value-type="float">
            <text:p>291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93]+1" office:value-type="float" office:value="292" calcext:value-type="float">
            <text:p>292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94]+1" office:value-type="float" office:value="293" calcext:value-type="float">
            <text:p>293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95]+1" office:value-type="float" office:value="294" calcext:value-type="float">
            <text:p>294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96]+1" office:value-type="float" office:value="295" calcext:value-type="float">
            <text:p>295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97]+1" office:value-type="float" office:value="296" calcext:value-type="float">
            <text:p>296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98]+1" office:value-type="float" office:value="297" calcext:value-type="float">
            <text:p>297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99]+1" office:value-type="float" office:value="298" calcext:value-type="float">
            <text:p>298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00]+1" office:value-type="float" office:value="299" calcext:value-type="float">
            <text:p>299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01]+1" office:value-type="float" office:value="300" calcext:value-type="float">
            <text:p>300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02]+1" office:value-type="float" office:value="301" calcext:value-type="float">
            <text:p>301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03]+1" office:value-type="float" office:value="302" calcext:value-type="float">
            <text:p>302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04]+1" office:value-type="float" office:value="303" calcext:value-type="float">
            <text:p>303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05]+1" office:value-type="float" office:value="304" calcext:value-type="float">
            <text:p>304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06]+1" office:value-type="float" office:value="305" calcext:value-type="float">
            <text:p>305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07]+1" office:value-type="float" office:value="306" calcext:value-type="float">
            <text:p>306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08]+1" office:value-type="float" office:value="307" calcext:value-type="float">
            <text:p>307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09]+1" office:value-type="float" office:value="308" calcext:value-type="float">
            <text:p>308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10]+1" office:value-type="float" office:value="309" calcext:value-type="float">
            <text:p>309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11]+1" office:value-type="float" office:value="310" calcext:value-type="float">
            <text:p>310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12]+1" office:value-type="float" office:value="311" calcext:value-type="float">
            <text:p>311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13]+1" office:value-type="float" office:value="312" calcext:value-type="float">
            <text:p>312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14]+1" office:value-type="float" office:value="313" calcext:value-type="float">
            <text:p>313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15]+1" office:value-type="float" office:value="314" calcext:value-type="float">
            <text:p>314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16]+1" office:value-type="float" office:value="315" calcext:value-type="float">
            <text:p>315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17]+1" office:value-type="float" office:value="316" calcext:value-type="float">
            <text:p>316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18]+1" office:value-type="float" office:value="317" calcext:value-type="float">
            <text:p>317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19]+1" office:value-type="float" office:value="318" calcext:value-type="float">
            <text:p>318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20]+1" office:value-type="float" office:value="319" calcext:value-type="float">
            <text:p>319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21]+1" office:value-type="float" office:value="320" calcext:value-type="float">
            <text:p>320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22]+1" office:value-type="float" office:value="321" calcext:value-type="float">
            <text:p>321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23]+1" office:value-type="float" office:value="322" calcext:value-type="float">
            <text:p>322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24]+1" office:value-type="float" office:value="323" calcext:value-type="float">
            <text:p>323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25]+1" office:value-type="float" office:value="324" calcext:value-type="float">
            <text:p>324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26]+1" office:value-type="float" office:value="325" calcext:value-type="float">
            <text:p>325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27]+1" office:value-type="float" office:value="326" calcext:value-type="float">
            <text:p>326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28]+1" office:value-type="float" office:value="327" calcext:value-type="float">
            <text:p>327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29]+1" office:value-type="float" office:value="328" calcext:value-type="float">
            <text:p>328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30]+1" office:value-type="float" office:value="329" calcext:value-type="float">
            <text:p>329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31]+1" office:value-type="float" office:value="330" calcext:value-type="float">
            <text:p>330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32]+1" office:value-type="float" office:value="331" calcext:value-type="float">
            <text:p>331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33]+1" office:value-type="float" office:value="332" calcext:value-type="float">
            <text:p>332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34]+1" office:value-type="float" office:value="333" calcext:value-type="float">
            <text:p>333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35]+1" office:value-type="float" office:value="334" calcext:value-type="float">
            <text:p>334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36]+1" office:value-type="float" office:value="335" calcext:value-type="float">
            <text:p>335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37]+1" office:value-type="float" office:value="336" calcext:value-type="float">
            <text:p>336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38]+1" office:value-type="float" office:value="337" calcext:value-type="float">
            <text:p>337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39]+1" office:value-type="float" office:value="338" calcext:value-type="float">
            <text:p>338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40]+1" office:value-type="float" office:value="339" calcext:value-type="float">
            <text:p>339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41]+1" office:value-type="float" office:value="340" calcext:value-type="float">
            <text:p>340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42]+1" office:value-type="float" office:value="341" calcext:value-type="float">
            <text:p>341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43]+1" office:value-type="float" office:value="342" calcext:value-type="float">
            <text:p>342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44]+1" office:value-type="float" office:value="343" calcext:value-type="float">
            <text:p>343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45]+1" office:value-type="float" office:value="344" calcext:value-type="float">
            <text:p>344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46]+1" office:value-type="float" office:value="345" calcext:value-type="float">
            <text:p>345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47]+1" office:value-type="float" office:value="346" calcext:value-type="float">
            <text:p>346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48]+1" office:value-type="float" office:value="347" calcext:value-type="float">
            <text:p>347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49]+1" office:value-type="float" office:value="348" calcext:value-type="float">
            <text:p>348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50]+1" office:value-type="float" office:value="349" calcext:value-type="float">
            <text:p>349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51]+1" office:value-type="float" office:value="350" calcext:value-type="float">
            <text:p>350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52]+1" office:value-type="float" office:value="351" calcext:value-type="float">
            <text:p>351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53]+1" office:value-type="float" office:value="352" calcext:value-type="float">
            <text:p>352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54]+1" office:value-type="float" office:value="353" calcext:value-type="float">
            <text:p>353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55]+1" office:value-type="float" office:value="354" calcext:value-type="float">
            <text:p>354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56]+1" office:value-type="float" office:value="355" calcext:value-type="float">
            <text:p>355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57]+1" office:value-type="float" office:value="356" calcext:value-type="float">
            <text:p>356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58]+1" office:value-type="float" office:value="357" calcext:value-type="float">
            <text:p>357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59]+1" office:value-type="float" office:value="358" calcext:value-type="float">
            <text:p>358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60]+1" office:value-type="float" office:value="359" calcext:value-type="float">
            <text:p>359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61]+1" office:value-type="float" office:value="360" calcext:value-type="float">
            <text:p>360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62]+1" office:value-type="float" office:value="361" calcext:value-type="float">
            <text:p>361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63]+1" office:value-type="float" office:value="362" calcext:value-type="float">
            <text:p>362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64]+1" office:value-type="float" office:value="363" calcext:value-type="float">
            <text:p>363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65]+1" office:value-type="float" office:value="364" calcext:value-type="float">
            <text:p>364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66]+1" office:value-type="float" office:value="365" calcext:value-type="float">
            <text:p>365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67]+1" office:value-type="float" office:value="366" calcext:value-type="float">
            <text:p>366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68]+1" office:value-type="float" office:value="367" calcext:value-type="float">
            <text:p>367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69]+1" office:value-type="float" office:value="368" calcext:value-type="float">
            <text:p>368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70]+1" office:value-type="float" office:value="369" calcext:value-type="float">
            <text:p>369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71]+1" office:value-type="float" office:value="370" calcext:value-type="float">
            <text:p>370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72]+1" office:value-type="float" office:value="371" calcext:value-type="float">
            <text:p>371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73]+1" office:value-type="float" office:value="372" calcext:value-type="float">
            <text:p>372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74]+1" office:value-type="float" office:value="373" calcext:value-type="float">
            <text:p>373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75]+1" office:value-type="float" office:value="374" calcext:value-type="float">
            <text:p>374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76]+1" office:value-type="float" office:value="375" calcext:value-type="float">
            <text:p>375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77]+1" office:value-type="float" office:value="376" calcext:value-type="float">
            <text:p>376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78]+1" office:value-type="float" office:value="377" calcext:value-type="float">
            <text:p>377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79]+1" office:value-type="float" office:value="378" calcext:value-type="float">
            <text:p>378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80]+1" office:value-type="float" office:value="379" calcext:value-type="float">
            <text:p>379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81]+1" office:value-type="float" office:value="380" calcext:value-type="float">
            <text:p>380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82]+1" office:value-type="float" office:value="381" calcext:value-type="float">
            <text:p>381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83]+1" office:value-type="float" office:value="382" calcext:value-type="float">
            <text:p>382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84]+1" office:value-type="float" office:value="383" calcext:value-type="float">
            <text:p>383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85]+1" office:value-type="float" office:value="384" calcext:value-type="float">
            <text:p>384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86]+1" office:value-type="float" office:value="385" calcext:value-type="float">
            <text:p>385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87]+1" office:value-type="float" office:value="386" calcext:value-type="float">
            <text:p>386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88]+1" office:value-type="float" office:value="387" calcext:value-type="float">
            <text:p>387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89]+1" office:value-type="float" office:value="388" calcext:value-type="float">
            <text:p>388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90]+1" office:value-type="float" office:value="389" calcext:value-type="float">
            <text:p>389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91]+1" office:value-type="float" office:value="390" calcext:value-type="float">
            <text:p>390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92]+1" office:value-type="float" office:value="391" calcext:value-type="float">
            <text:p>391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93]+1" office:value-type="float" office:value="392" calcext:value-type="float">
            <text:p>392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94]+1" office:value-type="float" office:value="393" calcext:value-type="float">
            <text:p>393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95]+1" office:value-type="float" office:value="394" calcext:value-type="float">
            <text:p>394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96]+1" office:value-type="float" office:value="395" calcext:value-type="float">
            <text:p>395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97]+1" office:value-type="float" office:value="396" calcext:value-type="float">
            <text:p>396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98]+1" office:value-type="float" office:value="397" calcext:value-type="float">
            <text:p>397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99]+1" office:value-type="float" office:value="398" calcext:value-type="float">
            <text:p>398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00]+1" office:value-type="float" office:value="399" calcext:value-type="float">
            <text:p>399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01]+1" office:value-type="float" office:value="400" calcext:value-type="float">
            <text:p>400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02]+1" office:value-type="float" office:value="401" calcext:value-type="float">
            <text:p>401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03]+1" office:value-type="float" office:value="402" calcext:value-type="float">
            <text:p>402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04]+1" office:value-type="float" office:value="403" calcext:value-type="float">
            <text:p>403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05]+1" office:value-type="float" office:value="404" calcext:value-type="float">
            <text:p>404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06]+1" office:value-type="float" office:value="405" calcext:value-type="float">
            <text:p>405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07]+1" office:value-type="float" office:value="406" calcext:value-type="float">
            <text:p>406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08]+1" office:value-type="float" office:value="407" calcext:value-type="float">
            <text:p>407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09]+1" office:value-type="float" office:value="408" calcext:value-type="float">
            <text:p>408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10]+1" office:value-type="float" office:value="409" calcext:value-type="float">
            <text:p>409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11]+1" office:value-type="float" office:value="410" calcext:value-type="float">
            <text:p>410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12]+1" office:value-type="float" office:value="411" calcext:value-type="float">
            <text:p>411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13]+1" office:value-type="float" office:value="412" calcext:value-type="float">
            <text:p>412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14]+1" office:value-type="float" office:value="413" calcext:value-type="float">
            <text:p>413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15]+1" office:value-type="float" office:value="414" calcext:value-type="float">
            <text:p>414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16]+1" office:value-type="float" office:value="415" calcext:value-type="float">
            <text:p>415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17]+1" office:value-type="float" office:value="416" calcext:value-type="float">
            <text:p>416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18]+1" office:value-type="float" office:value="417" calcext:value-type="float">
            <text:p>417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19]+1" office:value-type="float" office:value="418" calcext:value-type="float">
            <text:p>418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20]+1" office:value-type="float" office:value="419" calcext:value-type="float">
            <text:p>419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21]+1" office:value-type="float" office:value="420" calcext:value-type="float">
            <text:p>420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22]+1" office:value-type="float" office:value="421" calcext:value-type="float">
            <text:p>421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23]+1" office:value-type="float" office:value="422" calcext:value-type="float">
            <text:p>422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24]+1" office:value-type="float" office:value="423" calcext:value-type="float">
            <text:p>423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25]+1" office:value-type="float" office:value="424" calcext:value-type="float">
            <text:p>424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26]+1" office:value-type="float" office:value="425" calcext:value-type="float">
            <text:p>425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27]+1" office:value-type="float" office:value="426" calcext:value-type="float">
            <text:p>426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28]+1" office:value-type="float" office:value="427" calcext:value-type="float">
            <text:p>427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29]+1" office:value-type="float" office:value="428" calcext:value-type="float">
            <text:p>428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30]+1" office:value-type="float" office:value="429" calcext:value-type="float">
            <text:p>429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31]+1" office:value-type="float" office:value="430" calcext:value-type="float">
            <text:p>430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32]+1" office:value-type="float" office:value="431" calcext:value-type="float">
            <text:p>431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33]+1" office:value-type="float" office:value="432" calcext:value-type="float">
            <text:p>432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34]+1" office:value-type="float" office:value="433" calcext:value-type="float">
            <text:p>433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35]+1" office:value-type="float" office:value="434" calcext:value-type="float">
            <text:p>434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36]+1" office:value-type="float" office:value="435" calcext:value-type="float">
            <text:p>435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37]+1" office:value-type="float" office:value="436" calcext:value-type="float">
            <text:p>436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38]+1" office:value-type="float" office:value="437" calcext:value-type="float">
            <text:p>437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39]+1" office:value-type="float" office:value="438" calcext:value-type="float">
            <text:p>438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40]+1" office:value-type="float" office:value="439" calcext:value-type="float">
            <text:p>439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41]+1" office:value-type="float" office:value="440" calcext:value-type="float">
            <text:p>440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42]+1" office:value-type="float" office:value="441" calcext:value-type="float">
            <text:p>441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43]+1" office:value-type="float" office:value="442" calcext:value-type="float">
            <text:p>442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44]+1" office:value-type="float" office:value="443" calcext:value-type="float">
            <text:p>443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45]+1" office:value-type="float" office:value="444" calcext:value-type="float">
            <text:p>444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46]+1" office:value-type="float" office:value="445" calcext:value-type="float">
            <text:p>445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47]+1" office:value-type="float" office:value="446" calcext:value-type="float">
            <text:p>446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48]+1" office:value-type="float" office:value="447" calcext:value-type="float">
            <text:p>447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49]+1" office:value-type="float" office:value="448" calcext:value-type="float">
            <text:p>448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50]+1" office:value-type="float" office:value="449" calcext:value-type="float">
            <text:p>449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51]+1" office:value-type="float" office:value="450" calcext:value-type="float">
            <text:p>450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52]+1" office:value-type="float" office:value="451" calcext:value-type="float">
            <text:p>451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53]+1" office:value-type="float" office:value="452" calcext:value-type="float">
            <text:p>452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54]+1" office:value-type="float" office:value="453" calcext:value-type="float">
            <text:p>453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55]+1" office:value-type="float" office:value="454" calcext:value-type="float">
            <text:p>454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56]+1" office:value-type="float" office:value="455" calcext:value-type="float">
            <text:p>455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57]+1" office:value-type="float" office:value="456" calcext:value-type="float">
            <text:p>45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58]+1" office:value-type="float" office:value="457" calcext:value-type="float">
            <text:p>45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59]+1" office:value-type="float" office:value="458" calcext:value-type="float">
            <text:p>45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60]+1" office:value-type="float" office:value="459" calcext:value-type="float">
            <text:p>45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61]+1" office:value-type="float" office:value="460" calcext:value-type="float">
            <text:p>46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62]+1" office:value-type="float" office:value="461" calcext:value-type="float">
            <text:p>46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63]+1" office:value-type="float" office:value="462" calcext:value-type="float">
            <text:p>46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64]+1" office:value-type="float" office:value="463" calcext:value-type="float">
            <text:p>46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65]+1" office:value-type="float" office:value="464" calcext:value-type="float">
            <text:p>46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66]+1" office:value-type="float" office:value="465" calcext:value-type="float">
            <text:p>46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67]+1" office:value-type="float" office:value="466" calcext:value-type="float">
            <text:p>46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68]+1" office:value-type="float" office:value="467" calcext:value-type="float">
            <text:p>46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69]+1" office:value-type="float" office:value="468" calcext:value-type="float">
            <text:p>46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70]+1" office:value-type="float" office:value="469" calcext:value-type="float">
            <text:p>46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71]+1" office:value-type="float" office:value="470" calcext:value-type="float">
            <text:p>47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72]+1" office:value-type="float" office:value="471" calcext:value-type="float">
            <text:p>47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73]+1" office:value-type="float" office:value="472" calcext:value-type="float">
            <text:p>47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74]+1" office:value-type="float" office:value="473" calcext:value-type="float">
            <text:p>47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75]+1" office:value-type="float" office:value="474" calcext:value-type="float">
            <text:p>47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76]+1" office:value-type="float" office:value="475" calcext:value-type="float">
            <text:p>47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77]+1" office:value-type="float" office:value="476" calcext:value-type="float">
            <text:p>47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78]+1" office:value-type="float" office:value="477" calcext:value-type="float">
            <text:p>47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79]+1" office:value-type="float" office:value="478" calcext:value-type="float">
            <text:p>47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80]+1" office:value-type="float" office:value="479" calcext:value-type="float">
            <text:p>47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81]+1" office:value-type="float" office:value="480" calcext:value-type="float">
            <text:p>48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82]+1" office:value-type="float" office:value="481" calcext:value-type="float">
            <text:p>48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83]+1" office:value-type="float" office:value="482" calcext:value-type="float">
            <text:p>48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84]+1" office:value-type="float" office:value="483" calcext:value-type="float">
            <text:p>48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85]+1" office:value-type="float" office:value="484" calcext:value-type="float">
            <text:p>48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86]+1" office:value-type="float" office:value="485" calcext:value-type="float">
            <text:p>48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87]+1" office:value-type="float" office:value="486" calcext:value-type="float">
            <text:p>48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88]+1" office:value-type="float" office:value="487" calcext:value-type="float">
            <text:p>48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89]+1" office:value-type="float" office:value="488" calcext:value-type="float">
            <text:p>48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90]+1" office:value-type="float" office:value="489" calcext:value-type="float">
            <text:p>48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91]+1" office:value-type="float" office:value="490" calcext:value-type="float">
            <text:p>49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92]+1" office:value-type="float" office:value="491" calcext:value-type="float">
            <text:p>49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93]+1" office:value-type="float" office:value="492" calcext:value-type="float">
            <text:p>49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94]+1" office:value-type="float" office:value="493" calcext:value-type="float">
            <text:p>49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95]+1" office:value-type="float" office:value="494" calcext:value-type="float">
            <text:p>49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96]+1" office:value-type="float" office:value="495" calcext:value-type="float">
            <text:p>49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97]+1" office:value-type="float" office:value="496" calcext:value-type="float">
            <text:p>49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98]+1" office:value-type="float" office:value="497" calcext:value-type="float">
            <text:p>49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99]+1" office:value-type="float" office:value="498" calcext:value-type="float">
            <text:p>49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00]+1" office:value-type="float" office:value="499" calcext:value-type="float">
            <text:p>49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02]+1" office:value-type="float" office:value="501" calcext:value-type="float">
            <text:p>50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03]+1" office:value-type="float" office:value="502" calcext:value-type="float">
            <text:p>50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04]+1" office:value-type="float" office:value="503" calcext:value-type="float">
            <text:p>50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05]+1" office:value-type="float" office:value="504" calcext:value-type="float">
            <text:p>50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06]+1" office:value-type="float" office:value="505" calcext:value-type="float">
            <text:p>50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07]+1" office:value-type="float" office:value="506" calcext:value-type="float">
            <text:p>50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08]+1" office:value-type="float" office:value="507" calcext:value-type="float">
            <text:p>50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09]+1" office:value-type="float" office:value="508" calcext:value-type="float">
            <text:p>50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10]+1" office:value-type="float" office:value="509" calcext:value-type="float">
            <text:p>50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11]+1" office:value-type="float" office:value="510" calcext:value-type="float">
            <text:p>51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12]+1" office:value-type="float" office:value="511" calcext:value-type="float">
            <text:p>51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13]+1" office:value-type="float" office:value="512" calcext:value-type="float">
            <text:p>51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14]+1" office:value-type="float" office:value="513" calcext:value-type="float">
            <text:p>51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15]+1" office:value-type="float" office:value="514" calcext:value-type="float">
            <text:p>51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16]+1" office:value-type="float" office:value="515" calcext:value-type="float">
            <text:p>51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17]+1" office:value-type="float" office:value="516" calcext:value-type="float">
            <text:p>51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18]+1" office:value-type="float" office:value="517" calcext:value-type="float">
            <text:p>51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19]+1" office:value-type="float" office:value="518" calcext:value-type="float">
            <text:p>51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20]+1" office:value-type="float" office:value="519" calcext:value-type="float">
            <text:p>51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21]+1" office:value-type="float" office:value="520" calcext:value-type="float">
            <text:p>520</text:p>
          </table:table-cell>
          <table:table-cell table:formula="of:=[.B521]" office:value-type="string" office:string-value="Kernel code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22]+1" office:value-type="float" office:value="521" calcext:value-type="float">
            <text:p>521</text:p>
          </table:table-cell>
          <table:table-cell table:formula="of:=[.B522]" office:value-type="string" office:string-value="Kernel code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23]+1" office:value-type="float" office:value="522" calcext:value-type="float">
            <text:p>52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24]+1" office:value-type="float" office:value="523" calcext:value-type="float">
            <text:p>52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25]+1" office:value-type="float" office:value="524" calcext:value-type="float">
            <text:p>52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26]+1" office:value-type="float" office:value="525" calcext:value-type="float">
            <text:p>52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27]+1" office:value-type="float" office:value="526" calcext:value-type="float">
            <text:p>52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28]+1" office:value-type="float" office:value="527" calcext:value-type="float">
            <text:p>52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29]+1" office:value-type="float" office:value="528" calcext:value-type="float">
            <text:p>52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30]+1" office:value-type="float" office:value="529" calcext:value-type="float">
            <text:p>52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31]+1" office:value-type="float" office:value="530" calcext:value-type="float">
            <text:p>53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32]+1" office:value-type="float" office:value="531" calcext:value-type="float">
            <text:p>53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33]+1" office:value-type="float" office:value="532" calcext:value-type="float">
            <text:p>53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34]+1" office:value-type="float" office:value="533" calcext:value-type="float">
            <text:p>53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35]+1" office:value-type="float" office:value="534" calcext:value-type="float">
            <text:p>53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36]+1" office:value-type="float" office:value="535" calcext:value-type="float">
            <text:p>53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37]+1" office:value-type="float" office:value="536" calcext:value-type="float">
            <text:p>53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38]+1" office:value-type="float" office:value="537" calcext:value-type="float">
            <text:p>53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39]+1" office:value-type="float" office:value="538" calcext:value-type="float">
            <text:p>53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40]+1" office:value-type="float" office:value="539" calcext:value-type="float">
            <text:p>53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41]+1" office:value-type="float" office:value="540" calcext:value-type="float">
            <text:p>54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42]+1" office:value-type="float" office:value="541" calcext:value-type="float">
            <text:p>54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43]+1" office:value-type="float" office:value="542" calcext:value-type="float">
            <text:p>54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44]+1" office:value-type="float" office:value="543" calcext:value-type="float">
            <text:p>54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45]+1" office:value-type="float" office:value="544" calcext:value-type="float">
            <text:p>54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46]+1" office:value-type="float" office:value="545" calcext:value-type="float">
            <text:p>54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47]+1" office:value-type="float" office:value="546" calcext:value-type="float">
            <text:p>54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48]+1" office:value-type="float" office:value="547" calcext:value-type="float">
            <text:p>54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49]+1" office:value-type="float" office:value="548" calcext:value-type="float">
            <text:p>54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50]+1" office:value-type="float" office:value="549" calcext:value-type="float">
            <text:p>54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51]+1" office:value-type="float" office:value="550" calcext:value-type="float">
            <text:p>55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52]+1" office:value-type="float" office:value="551" calcext:value-type="float">
            <text:p>55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53]+1" office:value-type="float" office:value="552" calcext:value-type="float">
            <text:p>55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54]+1" office:value-type="float" office:value="553" calcext:value-type="float">
            <text:p>55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55]+1" office:value-type="float" office:value="554" calcext:value-type="float">
            <text:p>55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56]+1" office:value-type="float" office:value="555" calcext:value-type="float">
            <text:p>55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57]+1" office:value-type="float" office:value="556" calcext:value-type="float">
            <text:p>55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58]+1" office:value-type="float" office:value="557" calcext:value-type="float">
            <text:p>55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59]+1" office:value-type="float" office:value="558" calcext:value-type="float">
            <text:p>55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60]+1" office:value-type="float" office:value="559" calcext:value-type="float">
            <text:p>55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61]+1" office:value-type="float" office:value="560" calcext:value-type="float">
            <text:p>56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62]+1" office:value-type="float" office:value="561" calcext:value-type="float">
            <text:p>56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63]+1" office:value-type="float" office:value="562" calcext:value-type="float">
            <text:p>56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64]+1" office:value-type="float" office:value="563" calcext:value-type="float">
            <text:p>56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65]+1" office:value-type="float" office:value="564" calcext:value-type="float">
            <text:p>56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66]+1" office:value-type="float" office:value="565" calcext:value-type="float">
            <text:p>56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67]+1" office:value-type="float" office:value="566" calcext:value-type="float">
            <text:p>56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68]+1" office:value-type="float" office:value="567" calcext:value-type="float">
            <text:p>56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69]+1" office:value-type="float" office:value="568" calcext:value-type="float">
            <text:p>56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70]+1" office:value-type="float" office:value="569" calcext:value-type="float">
            <text:p>56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71]+1" office:value-type="float" office:value="570" calcext:value-type="float">
            <text:p>57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72]+1" office:value-type="float" office:value="571" calcext:value-type="float">
            <text:p>57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73]+1" office:value-type="float" office:value="572" calcext:value-type="float">
            <text:p>57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74]+1" office:value-type="float" office:value="573" calcext:value-type="float">
            <text:p>57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75]+1" office:value-type="float" office:value="574" calcext:value-type="float">
            <text:p>57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76]+1" office:value-type="float" office:value="575" calcext:value-type="float">
            <text:p>57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77]+1" office:value-type="float" office:value="576" calcext:value-type="float">
            <text:p>57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78]+1" office:value-type="float" office:value="577" calcext:value-type="float">
            <text:p>57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79]+1" office:value-type="float" office:value="578" calcext:value-type="float">
            <text:p>57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80]+1" office:value-type="float" office:value="579" calcext:value-type="float">
            <text:p>57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81]+1" office:value-type="float" office:value="580" calcext:value-type="float">
            <text:p>58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82]+1" office:value-type="float" office:value="581" calcext:value-type="float">
            <text:p>58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83]+1" office:value-type="float" office:value="582" calcext:value-type="float">
            <text:p>58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84]+1" office:value-type="float" office:value="583" calcext:value-type="float">
            <text:p>58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85]+1" office:value-type="float" office:value="584" calcext:value-type="float">
            <text:p>58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86]+1" office:value-type="float" office:value="585" calcext:value-type="float">
            <text:p>58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87]+1" office:value-type="float" office:value="586" calcext:value-type="float">
            <text:p>58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88]+1" office:value-type="float" office:value="587" calcext:value-type="float">
            <text:p>58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89]+1" office:value-type="float" office:value="588" calcext:value-type="float">
            <text:p>58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90]+1" office:value-type="float" office:value="589" calcext:value-type="float">
            <text:p>58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91]+1" office:value-type="float" office:value="590" calcext:value-type="float">
            <text:p>59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92]+1" office:value-type="float" office:value="591" calcext:value-type="float">
            <text:p>59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93]+1" office:value-type="float" office:value="592" calcext:value-type="float">
            <text:p>59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94]+1" office:value-type="float" office:value="593" calcext:value-type="float">
            <text:p>59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95]+1" office:value-type="float" office:value="594" calcext:value-type="float">
            <text:p>59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96]+1" office:value-type="float" office:value="595" calcext:value-type="float">
            <text:p>59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97]+1" office:value-type="float" office:value="596" calcext:value-type="float">
            <text:p>59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98]+1" office:value-type="float" office:value="597" calcext:value-type="float">
            <text:p>59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99]+1" office:value-type="float" office:value="598" calcext:value-type="float">
            <text:p>59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00]+1" office:value-type="float" office:value="599" calcext:value-type="float">
            <text:p>59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01]+1" office:value-type="float" office:value="600" calcext:value-type="float">
            <text:p>60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02]+1" office:value-type="float" office:value="601" calcext:value-type="float">
            <text:p>60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03]+1" office:value-type="float" office:value="602" calcext:value-type="float">
            <text:p>60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04]+1" office:value-type="float" office:value="603" calcext:value-type="float">
            <text:p>60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05]+1" office:value-type="float" office:value="604" calcext:value-type="float">
            <text:p>60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06]+1" office:value-type="float" office:value="605" calcext:value-type="float">
            <text:p>60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07]+1" office:value-type="float" office:value="606" calcext:value-type="float">
            <text:p>60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08]+1" office:value-type="float" office:value="607" calcext:value-type="float">
            <text:p>60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09]+1" office:value-type="float" office:value="608" calcext:value-type="float">
            <text:p>60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10]+1" office:value-type="float" office:value="609" calcext:value-type="float">
            <text:p>60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11]+1" office:value-type="float" office:value="610" calcext:value-type="float">
            <text:p>61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12]+1" office:value-type="float" office:value="611" calcext:value-type="float">
            <text:p>61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13]+1" office:value-type="float" office:value="612" calcext:value-type="float">
            <text:p>61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14]+1" office:value-type="float" office:value="613" calcext:value-type="float">
            <text:p>61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15]+1" office:value-type="float" office:value="614" calcext:value-type="float">
            <text:p>61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16]+1" office:value-type="float" office:value="615" calcext:value-type="float">
            <text:p>61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17]+1" office:value-type="float" office:value="616" calcext:value-type="float">
            <text:p>61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18]+1" office:value-type="float" office:value="617" calcext:value-type="float">
            <text:p>61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19]+1" office:value-type="float" office:value="618" calcext:value-type="float">
            <text:p>61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20]+1" office:value-type="float" office:value="619" calcext:value-type="float">
            <text:p>61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21]+1" office:value-type="float" office:value="620" calcext:value-type="float">
            <text:p>62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22]+1" office:value-type="float" office:value="621" calcext:value-type="float">
            <text:p>62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23]+1" office:value-type="float" office:value="622" calcext:value-type="float">
            <text:p>62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24]+1" office:value-type="float" office:value="623" calcext:value-type="float">
            <text:p>62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25]+1" office:value-type="float" office:value="624" calcext:value-type="float">
            <text:p>62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26]+1" office:value-type="float" office:value="625" calcext:value-type="float">
            <text:p>62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27]+1" office:value-type="float" office:value="626" calcext:value-type="float">
            <text:p>62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28]+1" office:value-type="float" office:value="627" calcext:value-type="float">
            <text:p>62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29]+1" office:value-type="float" office:value="628" calcext:value-type="float">
            <text:p>62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30]+1" office:value-type="float" office:value="629" calcext:value-type="float">
            <text:p>62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31]+1" office:value-type="float" office:value="630" calcext:value-type="float">
            <text:p>63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32]+1" office:value-type="float" office:value="631" calcext:value-type="float">
            <text:p>63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33]+1" office:value-type="float" office:value="632" calcext:value-type="float">
            <text:p>63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34]+1" office:value-type="float" office:value="633" calcext:value-type="float">
            <text:p>63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35]+1" office:value-type="float" office:value="634" calcext:value-type="float">
            <text:p>63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36]+1" office:value-type="float" office:value="635" calcext:value-type="float">
            <text:p>63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37]+1" office:value-type="float" office:value="636" calcext:value-type="float">
            <text:p>63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38]+1" office:value-type="float" office:value="637" calcext:value-type="float">
            <text:p>63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39]+1" office:value-type="float" office:value="638" calcext:value-type="float">
            <text:p>63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40]+1" office:value-type="float" office:value="639" calcext:value-type="float">
            <text:p>63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41]+1" office:value-type="float" office:value="640" calcext:value-type="float">
            <text:p>64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42]+1" office:value-type="float" office:value="641" calcext:value-type="float">
            <text:p>64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43]+1" office:value-type="float" office:value="642" calcext:value-type="float">
            <text:p>64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44]+1" office:value-type="float" office:value="643" calcext:value-type="float">
            <text:p>64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45]+1" office:value-type="float" office:value="644" calcext:value-type="float">
            <text:p>64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46]+1" office:value-type="float" office:value="645" calcext:value-type="float">
            <text:p>64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47]+1" office:value-type="float" office:value="646" calcext:value-type="float">
            <text:p>64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48]+1" office:value-type="float" office:value="647" calcext:value-type="float">
            <text:p>64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49]+1" office:value-type="float" office:value="648" calcext:value-type="float">
            <text:p>64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50]+1" office:value-type="float" office:value="649" calcext:value-type="float">
            <text:p>64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51]+1" office:value-type="float" office:value="650" calcext:value-type="float">
            <text:p>65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52]+1" office:value-type="float" office:value="651" calcext:value-type="float">
            <text:p>65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53]+1" office:value-type="float" office:value="652" calcext:value-type="float">
            <text:p>65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54]+1" office:value-type="float" office:value="653" calcext:value-type="float">
            <text:p>65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55]+1" office:value-type="float" office:value="654" calcext:value-type="float">
            <text:p>65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56]+1" office:value-type="float" office:value="655" calcext:value-type="float">
            <text:p>65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57]+1" office:value-type="float" office:value="656" calcext:value-type="float">
            <text:p>65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58]+1" office:value-type="float" office:value="657" calcext:value-type="float">
            <text:p>65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59]+1" office:value-type="float" office:value="658" calcext:value-type="float">
            <text:p>65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60]+1" office:value-type="float" office:value="659" calcext:value-type="float">
            <text:p>65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61]+1" office:value-type="float" office:value="660" calcext:value-type="float">
            <text:p>66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62]+1" office:value-type="float" office:value="661" calcext:value-type="float">
            <text:p>66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63]+1" office:value-type="float" office:value="662" calcext:value-type="float">
            <text:p>66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64]+1" office:value-type="float" office:value="663" calcext:value-type="float">
            <text:p>66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65]+1" office:value-type="float" office:value="664" calcext:value-type="float">
            <text:p>66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66]+1" office:value-type="float" office:value="665" calcext:value-type="float">
            <text:p>66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67]+1" office:value-type="float" office:value="666" calcext:value-type="float">
            <text:p>66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68]+1" office:value-type="float" office:value="667" calcext:value-type="float">
            <text:p>66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69]+1" office:value-type="float" office:value="668" calcext:value-type="float">
            <text:p>66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70]+1" office:value-type="float" office:value="669" calcext:value-type="float">
            <text:p>66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71]+1" office:value-type="float" office:value="670" calcext:value-type="float">
            <text:p>67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72]+1" office:value-type="float" office:value="671" calcext:value-type="float">
            <text:p>67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73]+1" office:value-type="float" office:value="672" calcext:value-type="float">
            <text:p>67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74]+1" office:value-type="float" office:value="673" calcext:value-type="float">
            <text:p>67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75]+1" office:value-type="float" office:value="674" calcext:value-type="float">
            <text:p>67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76]+1" office:value-type="float" office:value="675" calcext:value-type="float">
            <text:p>67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77]+1" office:value-type="float" office:value="676" calcext:value-type="float">
            <text:p>67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78]+1" office:value-type="float" office:value="677" calcext:value-type="float">
            <text:p>67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79]+1" office:value-type="float" office:value="678" calcext:value-type="float">
            <text:p>67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80]+1" office:value-type="float" office:value="679" calcext:value-type="float">
            <text:p>67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81]+1" office:value-type="float" office:value="680" calcext:value-type="float">
            <text:p>68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82]+1" office:value-type="float" office:value="681" calcext:value-type="float">
            <text:p>68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83]+1" office:value-type="float" office:value="682" calcext:value-type="float">
            <text:p>68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84]+1" office:value-type="float" office:value="683" calcext:value-type="float">
            <text:p>68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85]+1" office:value-type="float" office:value="684" calcext:value-type="float">
            <text:p>68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86]+1" office:value-type="float" office:value="685" calcext:value-type="float">
            <text:p>68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87]+1" office:value-type="float" office:value="686" calcext:value-type="float">
            <text:p>68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88]+1" office:value-type="float" office:value="687" calcext:value-type="float">
            <text:p>68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89]+1" office:value-type="float" office:value="688" calcext:value-type="float">
            <text:p>68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90]+1" office:value-type="float" office:value="689" calcext:value-type="float">
            <text:p>68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91]+1" office:value-type="float" office:value="690" calcext:value-type="float">
            <text:p>69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92]+1" office:value-type="float" office:value="691" calcext:value-type="float">
            <text:p>69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93]+1" office:value-type="float" office:value="692" calcext:value-type="float">
            <text:p>69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94]+1" office:value-type="float" office:value="693" calcext:value-type="float">
            <text:p>69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95]+1" office:value-type="float" office:value="694" calcext:value-type="float">
            <text:p>69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96]+1" office:value-type="float" office:value="695" calcext:value-type="float">
            <text:p>69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97]+1" office:value-type="float" office:value="696" calcext:value-type="float">
            <text:p>69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98]+1" office:value-type="float" office:value="697" calcext:value-type="float">
            <text:p>69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99]+1" office:value-type="float" office:value="698" calcext:value-type="float">
            <text:p>69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700]+1" office:value-type="float" office:value="699" calcext:value-type="float">
            <text:p>69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701]+1" office:value-type="float" office:value="700" calcext:value-type="float">
            <text:p>70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702]+1" office:value-type="float" office:value="701" calcext:value-type="float">
            <text:p>70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703]+1" office:value-type="float" office:value="702" calcext:value-type="float">
            <text:p>70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704]+1" office:value-type="float" office:value="703" calcext:value-type="float">
            <text:p>70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705]+1" office:value-type="float" office:value="704" calcext:value-type="float">
            <text:p>70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706]+1" office:value-type="float" office:value="705" calcext:value-type="float">
            <text:p>70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707]+1" office:value-type="float" office:value="706" calcext:value-type="float">
            <text:p>70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708]+1" office:value-type="float" office:value="707" calcext:value-type="float">
            <text:p>70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709]+1" office:value-type="float" office:value="708" calcext:value-type="float">
            <text:p>70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710]+1" office:value-type="float" office:value="709" calcext:value-type="float">
            <text:p>70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711]+1" office:value-type="float" office:value="710" calcext:value-type="float">
            <text:p>71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712]+1" office:value-type="float" office:value="711" calcext:value-type="float">
            <text:p>71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713]+1" office:value-type="float" office:value="712" calcext:value-type="float">
            <text:p>71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</table:table>
      <table:table table:name="VGA Memory area" table:style-name="ta1">
        <table:table-column table:style-name="co3" table:number-columns-repeated="16" table:default-cell-style-name="Default"/>
        <table:table-row table:style-name="ro1">
          <table:table-cell office:value-type="string" calcext:value-type="string">
            <text:p>Format of single character: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 table:number-columns-spanned="8" table:number-rows-spanned="1">
            <text:p>Attribute</text:p>
          </table:table-cell>
          <table:covered-table-cell table:number-columns-repeated="7" table:style-name="ce2"/>
          <table:table-cell table:style-name="ce3" office:value-type="string" calcext:value-type="string" table:number-columns-spanned="8" table:number-rows-spanned="1">
            <text:p>Character</text:p>
          </table:table-cell>
          <table:covered-table-cell table:number-columns-repeated="7" table:style-name="ce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formula="of:=[.A3]-1" office:value-type="float" office:value="6" calcext:value-type="float">
            <text:p>6</text:p>
          </table:table-cell>
          <table:table-cell table:style-name="ce1" table:formula="of:=[.B3]-1" office:value-type="float" office:value="5" calcext:value-type="float">
            <text:p>5</text:p>
          </table:table-cell>
          <table:table-cell table:style-name="ce1" table:formula="of:=[.C3]-1" office:value-type="float" office:value="4" calcext:value-type="float">
            <text:p>4</text:p>
          </table:table-cell>
          <table:table-cell table:style-name="ce1" table:formula="of:=[.D3]-1" office:value-type="float" office:value="3" calcext:value-type="float">
            <text:p>3</text:p>
          </table:table-cell>
          <table:table-cell table:style-name="ce1" table:formula="of:=[.E3]-1" office:value-type="float" office:value="2" calcext:value-type="float">
            <text:p>2</text:p>
          </table:table-cell>
          <table:table-cell table:style-name="ce1" table:formula="of:=[.F3]-1" office:value-type="float" office:value="1" calcext:value-type="float">
            <text:p>1</text:p>
          </table:table-cell>
          <table:table-cell table:style-name="ce1" table:formula="of:=[.G3]-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I3]-1" office:value-type="float" office:value="6" calcext:value-type="float">
            <text:p>6</text:p>
          </table:table-cell>
          <table:table-cell table:style-name="ce1" table:formula="of:=[.J3]-1" office:value-type="float" office:value="5" calcext:value-type="float">
            <text:p>5</text:p>
          </table:table-cell>
          <table:table-cell table:style-name="ce1" table:formula="of:=[.K3]-1" office:value-type="float" office:value="4" calcext:value-type="float">
            <text:p>4</text:p>
          </table:table-cell>
          <table:table-cell table:style-name="ce1" table:formula="of:=[.L3]-1" office:value-type="float" office:value="3" calcext:value-type="float">
            <text:p>3</text:p>
          </table:table-cell>
          <table:table-cell table:style-name="ce1" table:formula="of:=[.M3]-1" office:value-type="float" office:value="2" calcext:value-type="float">
            <text:p>2</text:p>
          </table:table-cell>
          <table:table-cell table:style-name="ce1" table:formula="of:=[.N3]-1" office:value-type="float" office:value="1" calcext:value-type="float">
            <text:p>1</text:p>
          </table:table-cell>
          <table:table-cell table:style-name="ce1" table:formula="of:=[.O3]-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link</text:p>
          </table:table-cell>
          <table:table-cell table:style-name="ce3" office:value-type="string" calcext:value-type="string" table:number-columns-spanned="3" table:number-rows-spanned="1">
            <text:p>Background color</text:p>
          </table:table-cell>
          <table:covered-table-cell table:number-columns-repeated="2" table:style-name="ce2"/>
          <table:table-cell table:style-name="ce3" office:value-type="string" calcext:value-type="string" table:number-columns-spanned="4" table:number-rows-spanned="1">
            <text:p>Foreground color</text:p>
          </table:table-cell>
          <table:covered-table-cell table:number-columns-repeated="3" table:style-name="ce2"/>
          <table:table-cell table:style-name="ce3" office:value-type="string" calcext:value-type="string" table:number-columns-spanned="8" table:number-rows-spanned="1">
            <text:p>Code point</text:p>
          </table:table-cell>
          <table:covered-table-cell table:number-columns-repeated="7" table:style-name="ce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b8000 is character buffer star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0000 is graphics buffer start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4T19:39:52.478201354</meta:creation-date>
    <dc:date>2022-06-26T21:15:06.033967153</dc:date>
    <meta:editing-duration>PT15H38M59S</meta:editing-duration>
    <meta:editing-cycles>3</meta:editing-cycles>
    <meta:generator>LibreOffice/7.3.4.2$Linux_X86_64 LibreOffice_project/30$Build-2</meta:generator>
    <meta:document-statistic meta:table-count="2" meta:cell-count="2167" meta:object-count="0"/>
  </office:meta>
</office:document-meta>
</file>